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1-0_sc_WORD,rule</text:p>
          </table:table-cell>
          <table:table-cell office:value-type="float" office:value="102446782" calcext:value-type="float">
            <text:p>1024467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1-0_WORD,rule</text:p>
          </table:table-cell>
          <table:table-cell office:value-type="float" office:value="24987020" calcext:value-type="float">
            <text:p>24987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cc_WORD,rule</text:p>
          </table:table-cell>
          <table:table-cell office:value-type="float" office:value="77459762" calcext:value-type="float">
            <text:p>774597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dd_WORD,rule</text:p>
          </table:table-cell>
          <table:table-cell office:value-type="float" office:value="7745976200" calcext:value-type="float">
            <text:p>774597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mon_dd_WORD,rule</text:p>
          </table:table-cell>
          <table:table-cell office:value-type="float" office:value="91262591848" calcext:value-type="float">
            <text:p>91262591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,rule</text:p>
          </table:table-cell>
          <table:table-cell office:value-type="float" office:value="77459762" calcext:value-type="float">
            <text:p>774597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dd,rule</text:p>
          </table:table-cell>
          <table:table-cell office:value-type="float" office:value="7745976200" calcext:value-type="float">
            <text:p>774597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sc,rule</text:p>
          </table:table-cell>
          <table:table-cell office:value-type="float" office:value="387298810" calcext:value-type="float">
            <text:p>3872988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year,rule</text:p>
          </table:table-cell>
          <table:table-cell office:value-type="float" office:value="12843328280" calcext:value-type="float">
            <text:p>12843328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dd_WORD,rule</text:p>
          </table:table-cell>
          <table:table-cell office:value-type="float" office:value="24987020000" calcext:value-type="float">
            <text:p>249870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d_WOR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_WORD,rule</text:p>
          </table:table-cell>
          <table:table-cell office:value-type="float" office:value="249870200" calcext:value-type="float">
            <text:p>249870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_sc_WORD,rule</text:p>
          </table:table-cell>
          <table:table-cell office:value-type="float" office:value="124935100" calcext:value-type="float">
            <text:p>124935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_WORD,rule</text:p>
          </table:table-cell>
          <table:table-cell office:value-type="float" office:value="24987020" calcext:value-type="float">
            <text:p>24987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dddd_WORD,rule</text:p>
          </table:table-cell>
          <table:table-cell office:value-type="float" office:value="124935100000" calcext:value-type="float">
            <text:p>124935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dd_WORD,rule</text:p>
          </table:table-cell>
          <table:table-cell office:value-type="float" office:value="1249351000" calcext:value-type="float">
            <text:p>124935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,rule</text:p>
          </table:table-cell>
          <table:table-cell office:value-type="float" office:value="99948080" calcext:value-type="float">
            <text:p>9994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d_mon_sc,rule</text:p>
          </table:table-cell>
          <table:table-cell office:value-type="float" office:value="12993250400" calcext:value-type="float">
            <text:p>1299325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d_sc,rule</text:p>
          </table:table-cell>
          <table:table-cell office:value-type="float" office:value="999480800" calcext:value-type="float">
            <text:p>9994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mon_day_sc,rule</text:p>
          </table:table-cell>
          <table:table-cell office:value-type="float" office:value="4157840128" calcext:value-type="float">
            <text:p>41578401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year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year_sc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year_WORD,rule</text:p>
          </table:table-cell>
          <table:table-cell office:value-type="float" office:value="1624156300" calcext:value-type="float">
            <text:p>162415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2sc_dd,rule</text:p>
          </table:table-cell>
          <table:table-cell office:value-type="float" office:value="1751590102" calcext:value-type="float">
            <text:p>17515901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dd_mon,rule</text:p>
          </table:table-cell>
          <table:table-cell office:value-type="float" office:value="103948501902" calcext:value-type="float">
            <text:p>1039485019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,rule</text:p>
          </table:table-cell>
          <table:table-cell office:value-type="float" office:value="1044457436" calcext:value-type="float">
            <text:p>1044457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dd,rule</text:p>
          </table:table-cell>
          <table:table-cell office:value-type="float" office:value="91262591848" calcext:value-type="float">
            <text:p>91262591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sc,rule</text:p>
          </table:table-cell>
          <table:table-cell office:value-type="float" office:value="6251752404" calcext:value-type="float">
            <text:p>62517524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year,rule</text:p>
          </table:table-cell>
          <table:table-cell office:value-type="float" office:value="46475857200" calcext:value-type="float">
            <text:p>464758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,rule</text:p>
          </table:table-cell>
          <table:table-cell office:value-type="float" office:value="249870200" calcext:value-type="float">
            <text:p>249870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d,rule</text:p>
          </table:table-cell>
          <table:table-cell office:value-type="float" office:value="24987020000" calcext:value-type="float">
            <text:p>249870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_sc,rule</text:p>
          </table:table-cell>
          <table:table-cell office:value-type="float" office:value="17493412702" calcext:value-type="float">
            <text:p>174934127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2sc,rule</text:p>
          </table:table-cell>
          <table:table-cell office:value-type="float" office:value="1749091400" calcext:value-type="float">
            <text:p>174909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age,rule</text:p>
          </table:table-cell>
          <table:table-cell office:value-type="float" office:value="2798546240" calcext:value-type="float">
            <text:p>2798546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age_sc,rule</text:p>
          </table:table-cell>
          <table:table-cell office:value-type="float" office:value="16776285228" calcext:value-type="float">
            <text:p>167762852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sc,rule</text:p>
          </table:table-cell>
          <table:table-cell office:value-type="float" office:value="1751590102" calcext:value-type="float">
            <text:p>17515901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mon_dd,rule</text:p>
          </table:table-cell>
          <table:table-cell office:value-type="float" office:value="3250811302" calcext:value-type="float">
            <text:p>32508113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mon_dd_sc,rule</text:p>
          </table:table-cell>
          <table:table-cell office:value-type="float" office:value="19489875600" calcext:value-type="float">
            <text:p>1948987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pd,rule</text:p>
          </table:table-cell>
          <table:table-cell office:value-type="float" office:value="172410438" calcext:value-type="float">
            <text:p>17241043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sc_dd,rule</text:p>
          </table:table-cell>
          <table:table-cell office:value-type="float" office:value="1499221200" calcext:value-type="float">
            <text:p>149922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sc_year,rule</text:p>
          </table:table-cell>
          <table:table-cell office:value-type="float" office:value="1201875662" calcext:value-type="float">
            <text:p>12018756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,rule</text:p>
          </table:table-cell>
          <table:table-cell office:value-type="float" office:value="324831260" calcext:value-type="float">
            <text:p>324831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_mon,rule</text:p>
          </table:table-cell>
          <table:table-cell office:value-type="float" office:value="2401252622" calcext:value-type="float">
            <text:p>24012526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_sc,rule</text:p>
          </table:table-cell>
          <table:table-cell office:value-type="float" office:value="10694444560" calcext:value-type="float">
            <text:p>1069444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sc_WORD,rule</text:p>
          </table:table-cell>
          <table:table-cell office:value-type="float" office:value="1624156300" calcext:value-type="float">
            <text:p>162415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WORD,rule</text:p>
          </table:table-cell>
          <table:table-cell office:value-type="float" office:value="324831260" calcext:value-type="float">
            <text:p>324831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1-0_sc_wORD,rule</text:p>
          </table:table-cell>
          <table:table-cell office:value-type="float" office:value="102446782" calcext:value-type="float">
            <text:p>1024467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1-0_wORD,rule</text:p>
          </table:table-cell>
          <table:table-cell office:value-type="float" office:value="24987020" calcext:value-type="float">
            <text:p>24987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cc_wORD,rule</text:p>
          </table:table-cell>
          <table:table-cell office:value-type="float" office:value="77459762" calcext:value-type="float">
            <text:p>774597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dd_wORD,rule</text:p>
          </table:table-cell>
          <table:table-cell office:value-type="float" office:value="7745976200" calcext:value-type="float">
            <text:p>774597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mon_dd_wORD,rule</text:p>
          </table:table-cell>
          <table:table-cell office:value-type="float" office:value="91262591848" calcext:value-type="float">
            <text:p>91262591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,rule</text:p>
          </table:table-cell>
          <table:table-cell office:value-type="float" office:value="77459762" calcext:value-type="float">
            <text:p>774597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dd,rule</text:p>
          </table:table-cell>
          <table:table-cell office:value-type="float" office:value="7745976200" calcext:value-type="float">
            <text:p>774597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sc,rule</text:p>
          </table:table-cell>
          <table:table-cell office:value-type="float" office:value="387298810" calcext:value-type="float">
            <text:p>3872988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year,rule</text:p>
          </table:table-cell>
          <table:table-cell office:value-type="float" office:value="12843328280" calcext:value-type="float">
            <text:p>12843328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dd_wORD,rule</text:p>
          </table:table-cell>
          <table:table-cell office:value-type="float" office:value="24987020000" calcext:value-type="float">
            <text:p>249870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d_wOR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_wORD,rule</text:p>
          </table:table-cell>
          <table:table-cell office:value-type="float" office:value="249870200" calcext:value-type="float">
            <text:p>249870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_sc_wORD,rule</text:p>
          </table:table-cell>
          <table:table-cell office:value-type="float" office:value="124935100" calcext:value-type="float">
            <text:p>124935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_wORD,rule</text:p>
          </table:table-cell>
          <table:table-cell office:value-type="float" office:value="24987020" calcext:value-type="float">
            <text:p>24987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dddd_wORD,rule</text:p>
          </table:table-cell>
          <table:table-cell office:value-type="float" office:value="124935100000" calcext:value-type="float">
            <text:p>124935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dd_wORD,rule</text:p>
          </table:table-cell>
          <table:table-cell office:value-type="float" office:value="1249351000" calcext:value-type="float">
            <text:p>124935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,rule</text:p>
          </table:table-cell>
          <table:table-cell office:value-type="float" office:value="99948080" calcext:value-type="float">
            <text:p>9994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d_mon_sc,rule</text:p>
          </table:table-cell>
          <table:table-cell office:value-type="float" office:value="12993250400" calcext:value-type="float">
            <text:p>1299325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d_sc,rule</text:p>
          </table:table-cell>
          <table:table-cell office:value-type="float" office:value="999480800" calcext:value-type="float">
            <text:p>9994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mon_day_sc,rule</text:p>
          </table:table-cell>
          <table:table-cell office:value-type="float" office:value="4157840128" calcext:value-type="float">
            <text:p>41578401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year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year_sc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year_wORD,rule</text:p>
          </table:table-cell>
          <table:table-cell office:value-type="float" office:value="1624156300" calcext:value-type="float">
            <text:p>162415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2sc_dd,rule</text:p>
          </table:table-cell>
          <table:table-cell office:value-type="float" office:value="1751590102" calcext:value-type="float">
            <text:p>17515901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dd_mon,rule</text:p>
          </table:table-cell>
          <table:table-cell office:value-type="float" office:value="103948501902" calcext:value-type="float">
            <text:p>1039485019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,rule</text:p>
          </table:table-cell>
          <table:table-cell office:value-type="float" office:value="1044457436" calcext:value-type="float">
            <text:p>1044457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dd,rule</text:p>
          </table:table-cell>
          <table:table-cell office:value-type="float" office:value="91262591848" calcext:value-type="float">
            <text:p>91262591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sc,rule</text:p>
          </table:table-cell>
          <table:table-cell office:value-type="float" office:value="6251752404" calcext:value-type="float">
            <text:p>62517524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year,rule</text:p>
          </table:table-cell>
          <table:table-cell office:value-type="float" office:value="46475857200" calcext:value-type="float">
            <text:p>464758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,rule</text:p>
          </table:table-cell>
          <table:table-cell office:value-type="float" office:value="249870200" calcext:value-type="float">
            <text:p>249870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d,rule</text:p>
          </table:table-cell>
          <table:table-cell office:value-type="float" office:value="24987020000" calcext:value-type="float">
            <text:p>249870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_sc,rule</text:p>
          </table:table-cell>
          <table:table-cell office:value-type="float" office:value="17493412702" calcext:value-type="float">
            <text:p>174934127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2sc,rule</text:p>
          </table:table-cell>
          <table:table-cell office:value-type="float" office:value="1749091400" calcext:value-type="float">
            <text:p>174909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age,rule</text:p>
          </table:table-cell>
          <table:table-cell office:value-type="float" office:value="2798546240" calcext:value-type="float">
            <text:p>2798546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age_sc,rule</text:p>
          </table:table-cell>
          <table:table-cell office:value-type="float" office:value="16776285228" calcext:value-type="float">
            <text:p>167762852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sc,rule</text:p>
          </table:table-cell>
          <table:table-cell office:value-type="float" office:value="1751590102" calcext:value-type="float">
            <text:p>17515901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mon_dd,rule</text:p>
          </table:table-cell>
          <table:table-cell office:value-type="float" office:value="3250811302" calcext:value-type="float">
            <text:p>32508113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mon_dd_sc,rule</text:p>
          </table:table-cell>
          <table:table-cell office:value-type="float" office:value="19489875600" calcext:value-type="float">
            <text:p>1948987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pd,rule</text:p>
          </table:table-cell>
          <table:table-cell office:value-type="float" office:value="172410438" calcext:value-type="float">
            <text:p>17241043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sc_dd,rule</text:p>
          </table:table-cell>
          <table:table-cell office:value-type="float" office:value="1499221200" calcext:value-type="float">
            <text:p>149922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sc_year,rule</text:p>
          </table:table-cell>
          <table:table-cell office:value-type="float" office:value="1201875662" calcext:value-type="float">
            <text:p>12018756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,rule</text:p>
          </table:table-cell>
          <table:table-cell office:value-type="float" office:value="324831260" calcext:value-type="float">
            <text:p>324831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_mon,rule</text:p>
          </table:table-cell>
          <table:table-cell office:value-type="float" office:value="2401252622" calcext:value-type="float">
            <text:p>24012526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_sc,rule</text:p>
          </table:table-cell>
          <table:table-cell office:value-type="float" office:value="10694444560" calcext:value-type="float">
            <text:p>1069444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sc_wORD,rule</text:p>
          </table:table-cell>
          <table:table-cell office:value-type="float" office:value="1624156300" calcext:value-type="float">
            <text:p>162415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wORD,rule</text:p>
          </table:table-cell>
          <table:table-cell office:value-type="float" office:value="324831260" calcext:value-type="float">
            <text:p>324831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wORD_sc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1-0_sc_Word,rule</text:p>
          </table:table-cell>
          <table:table-cell office:value-type="float" office:value="102446782" calcext:value-type="float">
            <text:p>1024467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1-0_Word,rule</text:p>
          </table:table-cell>
          <table:table-cell office:value-type="float" office:value="24987020" calcext:value-type="float">
            <text:p>24987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cc_Word,rule</text:p>
          </table:table-cell>
          <table:table-cell office:value-type="float" office:value="77459762" calcext:value-type="float">
            <text:p>774597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dd_Word,rule</text:p>
          </table:table-cell>
          <table:table-cell office:value-type="float" office:value="7745976200" calcext:value-type="float">
            <text:p>774597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mon_dd_Word,rule</text:p>
          </table:table-cell>
          <table:table-cell office:value-type="float" office:value="91262591848" calcext:value-type="float">
            <text:p>91262591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,rule</text:p>
          </table:table-cell>
          <table:table-cell office:value-type="float" office:value="77459762" calcext:value-type="float">
            <text:p>774597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dd,rule</text:p>
          </table:table-cell>
          <table:table-cell office:value-type="float" office:value="7745976200" calcext:value-type="float">
            <text:p>774597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sc,rule</text:p>
          </table:table-cell>
          <table:table-cell office:value-type="float" office:value="387298810" calcext:value-type="float">
            <text:p>3872988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year,rule</text:p>
          </table:table-cell>
          <table:table-cell office:value-type="float" office:value="12843328280" calcext:value-type="float">
            <text:p>12843328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dd_Word,rule</text:p>
          </table:table-cell>
          <table:table-cell office:value-type="float" office:value="24987020000" calcext:value-type="float">
            <text:p>249870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d_Wor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_Word,rule</text:p>
          </table:table-cell>
          <table:table-cell office:value-type="float" office:value="249870200" calcext:value-type="float">
            <text:p>249870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_sc_Word,rule</text:p>
          </table:table-cell>
          <table:table-cell office:value-type="float" office:value="124935100" calcext:value-type="float">
            <text:p>124935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_Word,rule</text:p>
          </table:table-cell>
          <table:table-cell office:value-type="float" office:value="24987020" calcext:value-type="float">
            <text:p>24987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dddd_Word,rule</text:p>
          </table:table-cell>
          <table:table-cell office:value-type="float" office:value="124935100000" calcext:value-type="float">
            <text:p>124935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dd_Word,rule</text:p>
          </table:table-cell>
          <table:table-cell office:value-type="float" office:value="1249351000" calcext:value-type="float">
            <text:p>124935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,rule</text:p>
          </table:table-cell>
          <table:table-cell office:value-type="float" office:value="99948080" calcext:value-type="float">
            <text:p>9994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d_mon_sc,rule</text:p>
          </table:table-cell>
          <table:table-cell office:value-type="float" office:value="12993250400" calcext:value-type="float">
            <text:p>1299325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d_sc,rule</text:p>
          </table:table-cell>
          <table:table-cell office:value-type="float" office:value="999480800" calcext:value-type="float">
            <text:p>9994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mon_day_sc,rule</text:p>
          </table:table-cell>
          <table:table-cell office:value-type="float" office:value="4157840128" calcext:value-type="float">
            <text:p>41578401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year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year_sc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year_Word,rule</text:p>
          </table:table-cell>
          <table:table-cell office:value-type="float" office:value="1624156300" calcext:value-type="float">
            <text:p>162415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2sc_dd,rule</text:p>
          </table:table-cell>
          <table:table-cell office:value-type="float" office:value="1751590102" calcext:value-type="float">
            <text:p>17515901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dd_mon,rule</text:p>
          </table:table-cell>
          <table:table-cell office:value-type="float" office:value="103948501902" calcext:value-type="float">
            <text:p>1039485019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,rule</text:p>
          </table:table-cell>
          <table:table-cell office:value-type="float" office:value="1044457436" calcext:value-type="float">
            <text:p>1044457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dd,rule</text:p>
          </table:table-cell>
          <table:table-cell office:value-type="float" office:value="91262591848" calcext:value-type="float">
            <text:p>91262591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sc,rule</text:p>
          </table:table-cell>
          <table:table-cell office:value-type="float" office:value="6251752404" calcext:value-type="float">
            <text:p>62517524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year,rule</text:p>
          </table:table-cell>
          <table:table-cell office:value-type="float" office:value="46475857200" calcext:value-type="float">
            <text:p>464758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,rule</text:p>
          </table:table-cell>
          <table:table-cell office:value-type="float" office:value="249870200" calcext:value-type="float">
            <text:p>249870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5.86837773763008" calcext:value-type="float">
            <text:p>5,87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d,rule</text:p>
          </table:table-cell>
          <table:table-cell office:value-type="float" office:value="24987020000" calcext:value-type="float">
            <text:p>249870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_sc,rule</text:p>
          </table:table-cell>
          <table:table-cell office:value-type="float" office:value="17493412702" calcext:value-type="float">
            <text:p>174934127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2sc,rule</text:p>
          </table:table-cell>
          <table:table-cell office:value-type="float" office:value="1749091400" calcext:value-type="float">
            <text:p>174909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age,rule</text:p>
          </table:table-cell>
          <table:table-cell office:value-type="float" office:value="2798546240" calcext:value-type="float">
            <text:p>2798546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age_sc,rule</text:p>
          </table:table-cell>
          <table:table-cell office:value-type="float" office:value="16776285228" calcext:value-type="float">
            <text:p>167762852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sc,rule</text:p>
          </table:table-cell>
          <table:table-cell office:value-type="float" office:value="1751590102" calcext:value-type="float">
            <text:p>17515901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mon_dd,rule</text:p>
          </table:table-cell>
          <table:table-cell office:value-type="float" office:value="3250811302" calcext:value-type="float">
            <text:p>32508113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mon_dd_sc,rule</text:p>
          </table:table-cell>
          <table:table-cell office:value-type="float" office:value="19489875600" calcext:value-type="float">
            <text:p>1948987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pd,rule</text:p>
          </table:table-cell>
          <table:table-cell office:value-type="float" office:value="172410438" calcext:value-type="float">
            <text:p>172410438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sc_dd,rule</text:p>
          </table:table-cell>
          <table:table-cell office:value-type="float" office:value="1499221200" calcext:value-type="float">
            <text:p>149922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sc_year,rule</text:p>
          </table:table-cell>
          <table:table-cell office:value-type="float" office:value="1201875662" calcext:value-type="float">
            <text:p>12018756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,rule</text:p>
          </table:table-cell>
          <table:table-cell office:value-type="float" office:value="324831260" calcext:value-type="float">
            <text:p>324831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_mon,rule</text:p>
          </table:table-cell>
          <table:table-cell office:value-type="float" office:value="2401252622" calcext:value-type="float">
            <text:p>24012526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_sc,rule</text:p>
          </table:table-cell>
          <table:table-cell office:value-type="float" office:value="10694444560" calcext:value-type="float">
            <text:p>1069444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sc_Word,rule</text:p>
          </table:table-cell>
          <table:table-cell office:value-type="float" office:value="1624156300" calcext:value-type="float">
            <text:p>162415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Word,rule</text:p>
          </table:table-cell>
          <table:table-cell office:value-type="float" office:value="324831260" calcext:value-type="float">
            <text:p>324831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Word_sc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1-0_sc_word,rule</text:p>
          </table:table-cell>
          <table:table-cell office:value-type="float" office:value="102446782" calcext:value-type="float">
            <text:p>1024467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1-0_word,rule</text:p>
          </table:table-cell>
          <table:table-cell office:value-type="float" office:value="24987020" calcext:value-type="float">
            <text:p>24987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cc_word,rule</text:p>
          </table:table-cell>
          <table:table-cell office:value-type="float" office:value="77459762" calcext:value-type="float">
            <text:p>774597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dd_word,rule</text:p>
          </table:table-cell>
          <table:table-cell office:value-type="float" office:value="7745976200" calcext:value-type="float">
            <text:p>774597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mon_dd_word,rule</text:p>
          </table:table-cell>
          <table:table-cell office:value-type="float" office:value="91262591848" calcext:value-type="float">
            <text:p>91262591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,rule</text:p>
          </table:table-cell>
          <table:table-cell office:value-type="float" office:value="77459762" calcext:value-type="float">
            <text:p>774597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dd,rule</text:p>
          </table:table-cell>
          <table:table-cell office:value-type="float" office:value="7745976200" calcext:value-type="float">
            <text:p>774597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sc,rule</text:p>
          </table:table-cell>
          <table:table-cell office:value-type="float" office:value="387298810" calcext:value-type="float">
            <text:p>3872988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ay_word_year,rule</text:p>
          </table:table-cell>
          <table:table-cell office:value-type="float" office:value="12843328280" calcext:value-type="float">
            <text:p>128433282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dd_word,rule</text:p>
          </table:table-cell>
          <table:table-cell office:value-type="float" office:value="24987020000" calcext:value-type="float">
            <text:p>249870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d_wor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d_word,rule</text:p>
          </table:table-cell>
          <table:table-cell office:value-type="float" office:value="249870200" calcext:value-type="float">
            <text:p>249870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_sc_word,rule</text:p>
          </table:table-cell>
          <table:table-cell office:value-type="float" office:value="124935100" calcext:value-type="float">
            <text:p>124935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d_word,rule</text:p>
          </table:table-cell>
          <table:table-cell office:value-type="float" office:value="24987020" calcext:value-type="float">
            <text:p>249870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dddd_word,rule</text:p>
          </table:table-cell>
          <table:table-cell office:value-type="float" office:value="124935100000" calcext:value-type="float">
            <text:p>124935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dd_word,rule</text:p>
          </table:table-cell>
          <table:table-cell office:value-type="float" office:value="1249351000" calcext:value-type="float">
            <text:p>124935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,rule</text:p>
          </table:table-cell>
          <table:table-cell office:value-type="float" office:value="99948080" calcext:value-type="float">
            <text:p>99948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d_mon_sc,rule</text:p>
          </table:table-cell>
          <table:table-cell office:value-type="float" office:value="12993250400" calcext:value-type="float">
            <text:p>1299325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dd_sc,rule</text:p>
          </table:table-cell>
          <table:table-cell office:value-type="float" office:value="999480800" calcext:value-type="float">
            <text:p>99948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mon_day_sc,rule</text:p>
          </table:table-cell>
          <table:table-cell office:value-type="float" office:value="4157840128" calcext:value-type="float">
            <text:p>41578401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year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word_year_sc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sc_year_word,rule</text:p>
          </table:table-cell>
          <table:table-cell office:value-type="float" office:value="1624156300" calcext:value-type="float">
            <text:p>162415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2sc_dd,rule</text:p>
          </table:table-cell>
          <table:table-cell office:value-type="float" office:value="1751590102" calcext:value-type="float">
            <text:p>17515901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dd_mon,rule</text:p>
          </table:table-cell>
          <table:table-cell office:value-type="float" office:value="103948501902" calcext:value-type="float">
            <text:p>1039485019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,rule</text:p>
          </table:table-cell>
          <table:table-cell office:value-type="float" office:value="1044457436" calcext:value-type="float">
            <text:p>104445743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dd,rule</text:p>
          </table:table-cell>
          <table:table-cell office:value-type="float" office:value="91262591848" calcext:value-type="float">
            <text:p>912625918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sc,rule</text:p>
          </table:table-cell>
          <table:table-cell office:value-type="float" office:value="6251752404" calcext:value-type="float">
            <text:p>625175240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ay_mon_year,rule</text:p>
          </table:table-cell>
          <table:table-cell office:value-type="float" office:value="46475857200" calcext:value-type="float">
            <text:p>46475857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,rule</text:p>
          </table:table-cell>
          <table:table-cell office:value-type="float" office:value="249870200" calcext:value-type="float">
            <text:p>249870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,rule</text:p>
          </table:table-cell>
          <table:table-cell office:value-type="float" office:value="2498702000" calcext:value-type="float">
            <text:p>24987020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d,rule</text:p>
          </table:table-cell>
          <table:table-cell office:value-type="float" office:value="24987020000" calcext:value-type="float">
            <text:p>249870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d_sc,rule</text:p>
          </table:table-cell>
          <table:table-cell office:value-type="float" office:value="17493412702" calcext:value-type="float">
            <text:p>174934127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2sc,rule</text:p>
          </table:table-cell>
          <table:table-cell office:value-type="float" office:value="1749091400" calcext:value-type="float">
            <text:p>1749091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age,rule</text:p>
          </table:table-cell>
          <table:table-cell office:value-type="float" office:value="2798546240" calcext:value-type="float">
            <text:p>2798546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age_sc,rule</text:p>
          </table:table-cell>
          <table:table-cell office:value-type="float" office:value="16776285228" calcext:value-type="float">
            <text:p>167762852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dd_sc,rule</text:p>
          </table:table-cell>
          <table:table-cell office:value-type="float" office:value="1751590102" calcext:value-type="float">
            <text:p>17515901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mon_dd,rule</text:p>
          </table:table-cell>
          <table:table-cell office:value-type="float" office:value="3250811302" calcext:value-type="float">
            <text:p>32508113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mon_dd_sc,rule</text:p>
          </table:table-cell>
          <table:table-cell office:value-type="float" office:value="19489875600" calcext:value-type="float">
            <text:p>19489875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pd,rule</text:p>
          </table:table-cell>
          <table:table-cell office:value-type="float" office:value="172410438" calcext:value-type="float">
            <text:p>17241043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sc_dd,rule</text:p>
          </table:table-cell>
          <table:table-cell office:value-type="float" office:value="1499221200" calcext:value-type="float">
            <text:p>1499221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sc_year,rule</text:p>
          </table:table-cell>
          <table:table-cell office:value-type="float" office:value="1201875662" calcext:value-type="float">
            <text:p>120187566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,rule</text:p>
          </table:table-cell>
          <table:table-cell office:value-type="float" office:value="324831260" calcext:value-type="float">
            <text:p>324831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_mon,rule</text:p>
          </table:table-cell>
          <table:table-cell office:value-type="float" office:value="2401252622" calcext:value-type="float">
            <text:p>24012526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word_year_sc,rule</text:p>
          </table:table-cell>
          <table:table-cell office:value-type="float" office:value="10694444560" calcext:value-type="float">
            <text:p>10694444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sc_word,rule</text:p>
          </table:table-cell>
          <table:table-cell office:value-type="float" office:value="1624156300" calcext:value-type="float">
            <text:p>1624156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word,rule</text:p>
          </table:table-cell>
          <table:table-cell office:value-type="float" office:value="324831260" calcext:value-type="float">
            <text:p>3248312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translit_rus</text:p>
          </table:table-cell>
          <table:table-cell office:value-type="string" calcext:value-type="string">
            <text:p>year_word_sc,rule</text:p>
          </table:table-cell>
          <table:table-cell office:value-type="float" office:value="1299325040" calcext:value-type="float">
            <text:p>129932504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21:29.9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9S</meta:editing-duration>
    <meta:editing-cycles>3</meta:editing-cycles>
    <meta:generator>LibreOffice/5.2.0.4$Windows_x86 LibreOffice_project/066b007f5ebcc236395c7d282ba488bca6720265</meta:generator>
    <dc:date>2016-08-13T21:22:37.405000000</dc:date>
    <meta:document-statistic meta:table-count="3" meta:cell-count="768" meta:object-count="0"/>
    <meta:user-defined meta:name="Info 1"/>
    <meta:user-defined meta:name="Info 2"/>
    <meta:user-defined meta:name="Info 3"/>
    <meta:user-defined meta:name="Info 4"/>
  </office:meta>
</office:document-meta>
</file>